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9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61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dom09sub04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/>
          <table:table-cell office:value-type="string" calcext:value-type="string">
            <text:p>Hypothese </text:p>
          </table:table-cell>
          <table:table-cell office:value-type="string" calcext:value-type="string">
            <text:p><text:s/>mean </text:p>
          </table:table-cell>
          <table:table-cell office:value-type="string" calcext:value-type="string">
            <text:p><text:s/>standard deviation </text:p>
          </table:table-cell>
          <table:table-cell office:value-type="string" calcext:value-type="string">
            <text:p>Pvalue</text:p>
          </table:table-cell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1_A </text:p>
          </table:table-cell>
          <table:table-cell office:value-type="float" office:value="3.961538" calcext:value-type="float">
            <text:p>3.961538</text:p>
          </table:table-cell>
          <table:table-cell office:value-type="float" office:value="1.119551" calcext:value-type="float">
            <text:p>1.119551</text:p>
          </table:table-cell>
          <table:table-cell table:style-name="ce2" office:value-type="float" office:value="0.00000009745" calcext:value-type="float" table:number-columns-spanned="1" table:number-rows-spanned="2">
            <text:p>9.75E-08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1_B </text:p>
          </table:table-cell>
          <table:table-cell office:value-type="float" office:value="2.211538" calcext:value-type="float">
            <text:p>2.211538</text:p>
          </table:table-cell>
          <table:table-cell office:value-type="float" office:value="0.9147278" calcext:value-type="float">
            <text:p>0.9147278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2_A </text:p>
          </table:table-cell>
          <table:table-cell office:value-type="float" office:value="2.192308" calcext:value-type="float">
            <text:p>2.192308</text:p>
          </table:table-cell>
          <table:table-cell office:value-type="float" office:value="1.103265" calcext:value-type="float">
            <text:p>1.103265</text:p>
          </table:table-cell>
          <table:table-cell table:style-name="ce4" office:value-type="float" office:value="0.00000007079" calcext:value-type="float" table:number-columns-spanned="1" table:number-rows-spanned="2">
            <text:p>7.079E-08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2_B </text:p>
          </table:table-cell>
          <table:table-cell office:value-type="float" office:value="4.307692" calcext:value-type="float">
            <text:p>4.307692</text:p>
          </table:table-cell>
          <table:table-cell office:value-type="float" office:value="0.8293267" calcext:value-type="float">
            <text:p>0.8293267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3_A </text:p>
          </table:table-cell>
          <table:table-cell office:value-type="float" office:value="4.076923" calcext:value-type="float">
            <text:p>4.076923</text:p>
          </table:table-cell>
          <table:table-cell office:value-type="float" office:value="0.8596888" calcext:value-type="float">
            <text:p>0.8596888</text:p>
          </table:table-cell>
          <table:table-cell table:style-name="ce4" office:value-type="float" office:value="0.000002936" calcext:value-type="float" table:number-columns-spanned="1" table:number-rows-spanned="2">
            <text:p>0.000002936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3_B </text:p>
          </table:table-cell>
          <table:table-cell office:value-type="float" office:value="2.653846" calcext:value-type="float">
            <text:p>2.653846</text:p>
          </table:table-cell>
          <table:table-cell office:value-type="float" office:value="1.15274" calcext:value-type="float">
            <text:p>1.15274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4_A </text:p>
          </table:table-cell>
          <table:table-cell office:value-type="float" office:value="4.230769" calcext:value-type="float">
            <text:p>4.230769</text:p>
          </table:table-cell>
          <table:table-cell office:value-type="float" office:value="0.8991365" calcext:value-type="float">
            <text:p>0.8991365</text:p>
          </table:table-cell>
          <table:table-cell table:style-name="ce4" office:value-type="float" office:value="0.0000002447" calcext:value-type="float" table:number-columns-spanned="1" table:number-rows-spanned="2">
            <text:p>2.447E-07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4_B </text:p>
          </table:table-cell>
          <table:table-cell office:value-type="float" office:value="2.307692" calcext:value-type="float">
            <text:p>2.307692</text:p>
          </table:table-cell>
          <table:table-cell office:value-type="float" office:value="1.163808" calcext:value-type="float">
            <text:p>1.163808</text:p>
          </table:table-cell>
          <table:covered-table-cell table:style-name="ce3"/>
        </table:table-row>
        <table:table-row table:style-name="ro1" table:number-rows-repeated="3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Iva correction P-value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Hypothes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1_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1_B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2_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2_B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3_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3_B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4_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4_B </text:p>
          </table:table-cell>
          <table:table-cell table:number-columns-repeated="3"/>
        </table:table-row>
      </table:table>
      <table:table table:name="dom07sub04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5"/>
        <table:table-row table:style-name="ro1">
          <table:table-cell table:style-name="Default"/>
          <table:table-cell office:value-type="string" calcext:value-type="string">
            <text:p>Hypothese </text:p>
          </table:table-cell>
          <table:table-cell office:value-type="string" calcext:value-type="string">
            <text:p><text:s/>mean </text:p>
          </table:table-cell>
          <table:table-cell office:value-type="string" calcext:value-type="string">
            <text:p><text:s/>standard deviation </text:p>
          </table:table-cell>
          <table:table-cell table:style-name="Default" office:value-type="string" calcext:value-type="string">
            <text:p>Pvalue</text:p>
          </table:table-cell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1_A </text:p>
          </table:table-cell>
          <table:table-cell office:value-type="float" office:value="3.596154" calcext:value-type="float">
            <text:p>3.596154</text:p>
          </table:table-cell>
          <table:table-cell office:value-type="float" office:value="0.9952754" calcext:value-type="float">
            <text:p>0.9952754</text:p>
          </table:table-cell>
          <table:table-cell office:value-type="float" office:value="0.00000005142" calcext:value-type="float" table:number-columns-spanned="1" table:number-rows-spanned="2">
            <text:p>5.142E-08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1_B </text:p>
          </table:table-cell>
          <table:table-cell office:value-type="float" office:value="2.192308" calcext:value-type="float">
            <text:p>2.192308</text:p>
          </table:table-cell>
          <table:table-cell office:value-type="float" office:value="0.7930695" calcext:value-type="float">
            <text:p>0.7930695</text:p>
          </table:table-cell>
          <table:covered-table-cell table:style-name="ce6"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2_A </text:p>
          </table:table-cell>
          <table:table-cell office:value-type="float" office:value="2.557692" calcext:value-type="float">
            <text:p>2.557692</text:p>
          </table:table-cell>
          <table:table-cell office:value-type="float" office:value="1.211278" calcext:value-type="float">
            <text:p>1.211278</text:p>
          </table:table-cell>
          <table:table-cell office:value-type="float" office:value="0.00003712" calcext:value-type="float" table:number-columns-spanned="1" table:number-rows-spanned="2">
            <text:p>0.00003712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2_B </text:p>
          </table:table-cell>
          <table:table-cell office:value-type="float" office:value="3.807692" calcext:value-type="float">
            <text:p>3.807692</text:p>
          </table:table-cell>
          <table:table-cell office:value-type="float" office:value="1.048593" calcext:value-type="float">
            <text:p>1.048593</text:p>
          </table:table-cell>
          <table:covered-table-cell table:style-name="ce6"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3_A </text:p>
          </table:table-cell>
          <table:table-cell office:value-type="float" office:value="4.038462" calcext:value-type="float">
            <text:p>4.038462</text:p>
          </table:table-cell>
          <table:table-cell office:value-type="float" office:value="0.7911654" calcext:value-type="float">
            <text:p>0.7911654</text:p>
          </table:table-cell>
          <table:table-cell office:value-type="float" office:value="0.0000004774" calcext:value-type="float" table:number-columns-spanned="1" table:number-rows-spanned="2">
            <text:p>4.774E-07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3_B </text:p>
          </table:table-cell>
          <table:table-cell office:value-type="float" office:value="2.673077" calcext:value-type="float">
            <text:p>2.673077</text:p>
          </table:table-cell>
          <table:table-cell office:value-type="float" office:value="0.9644902" calcext:value-type="float">
            <text:p>0.9644902</text:p>
          </table:table-cell>
          <table:covered-table-cell table:style-name="ce6"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4_A </text:p>
          </table:table-cell>
          <table:table-cell office:value-type="float" office:value="3.846154" calcext:value-type="float">
            <text:p>3.846154</text:p>
          </table:table-cell>
          <table:table-cell office:value-type="float" office:value="0.9778852" calcext:value-type="float">
            <text:p>0.9778852</text:p>
          </table:table-cell>
          <table:table-cell office:value-type="float" office:value="0.00003281" calcext:value-type="float" table:number-columns-spanned="1" table:number-rows-spanned="2">
            <text:p>0.00003281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4_B </text:p>
          </table:table-cell>
          <table:table-cell office:value-type="float" office:value="2.596154" calcext:value-type="float">
            <text:p>2.596154</text:p>
          </table:table-cell>
          <table:table-cell office:value-type="float" office:value="1.071184" calcext:value-type="float">
            <text:p>1.071184</text:p>
          </table:table-cell>
          <table:covered-table-cell table:style-name="ce6"/>
        </table:table-row>
      </table:table>
      <table:table table:name="dom07sub02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5"/>
        <table:table-row table:style-name="ro1">
          <table:table-cell table:style-name="Default"/>
          <table:table-cell office:value-type="string" calcext:value-type="string">
            <text:p>Hypothese </text:p>
          </table:table-cell>
          <table:table-cell office:value-type="string" calcext:value-type="string">
            <text:p><text:s/>mean </text:p>
          </table:table-cell>
          <table:table-cell office:value-type="string" calcext:value-type="string">
            <text:p><text:s/>standard deviation </text:p>
          </table:table-cell>
          <table:table-cell table:style-name="Default" office:value-type="string" calcext:value-type="string">
            <text:p>Pvalue</text:p>
          </table:table-cell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1_A </text:p>
          </table:table-cell>
          <table:table-cell office:value-type="float" office:value="2.833333" calcext:value-type="float">
            <text:p>2.833333</text:p>
          </table:table-cell>
          <table:table-cell office:value-type="float" office:value="1.154701" calcext:value-type="float">
            <text:p>1.154701</text:p>
          </table:table-cell>
          <table:table-cell office:value-type="float" office:value="0.002164" calcext:value-type="float" table:number-columns-spanned="1" table:number-rows-spanned="2">
            <text:p>0.002164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1_B </text:p>
          </table:table-cell>
          <table:table-cell office:value-type="float" office:value="2.145833" calcext:value-type="float">
            <text:p>2.145833</text:p>
          </table:table-cell>
          <table:table-cell office:value-type="float" office:value="0.7715578" calcext:value-type="float">
            <text:p>0.7715578</text:p>
          </table:table-cell>
          <table:covered-table-cell table:style-name="ce6"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2_A </text:p>
          </table:table-cell>
          <table:table-cell office:value-type="float" office:value="2.708333" calcext:value-type="float">
            <text:p>2.708333</text:p>
          </table:table-cell>
          <table:table-cell office:value-type="float" office:value="1.254071" calcext:value-type="float">
            <text:p>1.254071</text:p>
          </table:table-cell>
          <table:table-cell office:value-type="float" office:value="0.001479" calcext:value-type="float" table:number-columns-spanned="1" table:number-rows-spanned="2">
            <text:p>0.001479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2_B </text:p>
          </table:table-cell>
          <table:table-cell office:value-type="float" office:value="3.645833" calcext:value-type="float">
            <text:p>3.645833</text:p>
          </table:table-cell>
          <table:table-cell office:value-type="float" office:value="0.8870123" calcext:value-type="float">
            <text:p>0.8870123</text:p>
          </table:table-cell>
          <table:covered-table-cell table:style-name="ce6"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3_A </text:p>
          </table:table-cell>
          <table:table-cell office:value-type="float" office:value="3.479167" calcext:value-type="float">
            <text:p>3.479167</text:p>
          </table:table-cell>
          <table:table-cell office:value-type="float" office:value="1.16673" calcext:value-type="float">
            <text:p>1.16673</text:p>
          </table:table-cell>
          <table:table-cell office:value-type="float" office:value="0.0001192" calcext:value-type="float" table:number-columns-spanned="1" table:number-rows-spanned="2">
            <text:p>0.0001192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3_B </text:p>
          </table:table-cell>
          <table:table-cell office:value-type="float" office:value="2.333333" calcext:value-type="float">
            <text:p>2.333333</text:p>
          </table:table-cell>
          <table:table-cell office:value-type="float" office:value="0.9748613" calcext:value-type="float">
            <text:p>0.9748613</text:p>
          </table:table-cell>
          <table:covered-table-cell table:style-name="ce6"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4_A </text:p>
          </table:table-cell>
          <table:table-cell office:value-type="float" office:value="3.791667" calcext:value-type="float">
            <text:p>3.791667</text:p>
          </table:table-cell>
          <table:table-cell office:value-type="float" office:value="0.9443749" calcext:value-type="float">
            <text:p>0.9443749</text:p>
          </table:table-cell>
          <table:table-cell office:value-type="float" office:value="0.003205" calcext:value-type="float" table:number-columns-spanned="1" table:number-rows-spanned="2">
            <text:p>0.003205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4_B </text:p>
          </table:table-cell>
          <table:table-cell office:value-type="float" office:value="2.875" calcext:value-type="float">
            <text:p>2.875</text:p>
          </table:table-cell>
          <table:table-cell office:value-type="float" office:value="1.103669" calcext:value-type="float">
            <text:p>1.103669</text:p>
          </table:table-cell>
          <table:covered-table-cell table:style-name="ce6"/>
        </table:table-row>
      </table:table>
      <table:table table:name="SIMILARdom07sub04" table:style-name="ta1"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7"/>
        <table:table-row table:style-name="ro1">
          <table:table-cell table:style-name="Default"/>
          <table:table-cell office:value-type="string" calcext:value-type="string">
            <text:p>Hypothese </text:p>
          </table:table-cell>
          <table:table-cell office:value-type="string" calcext:value-type="string">
            <text:p><text:s/>mean </text:p>
          </table:table-cell>
          <table:table-cell office:value-type="string" calcext:value-type="string">
            <text:p><text:s/>standard deviation </text:p>
          </table:table-cell>
          <table:table-cell table:style-name="Default" office:value-type="string" calcext:value-type="string">
            <text:p>Pvalue</text:p>
          </table:table-cell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1_A </text:p>
          </table:table-cell>
          <table:table-cell office:value-type="float" office:value="3.388889" calcext:value-type="float">
            <text:p>3.388889</text:p>
          </table:table-cell>
          <table:table-cell office:value-type="float" office:value="1.053595" calcext:value-type="float">
            <text:p>1.053595</text:p>
          </table:table-cell>
          <table:table-cell office:value-type="float" office:value="0.0000006234" calcext:value-type="float" table:number-columns-spanned="1" table:number-rows-spanned="2">
            <text:p>6.234E-07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1_B </text:p>
          </table:table-cell>
          <table:table-cell office:value-type="float" office:value="1.962963" calcext:value-type="float">
            <text:p>1.962963</text:p>
          </table:table-cell>
          <table:table-cell office:value-type="float" office:value="0.9103796" calcext:value-type="float">
            <text:p>0.9103796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2_A </text:p>
          </table:table-cell>
          <table:table-cell office:value-type="float" office:value="2.296296" calcext:value-type="float">
            <text:p>2.296296</text:p>
          </table:table-cell>
          <table:table-cell office:value-type="float" office:value="1.039405" calcext:value-type="float">
            <text:p>1.039405</text:p>
          </table:table-cell>
          <table:table-cell office:value-type="float" office:value="0.0001735" calcext:value-type="float" table:number-columns-spanned="1" table:number-rows-spanned="2">
            <text:p>0.0001735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2_B </text:p>
          </table:table-cell>
          <table:table-cell office:value-type="float" office:value="3.222222" calcext:value-type="float">
            <text:p>3.222222</text:p>
          </table:table-cell>
          <table:table-cell office:value-type="float" office:value="1.127138" calcext:value-type="float">
            <text:p>1.127138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3_A </text:p>
          </table:table-cell>
          <table:table-cell office:value-type="float" office:value="3.796296" calcext:value-type="float">
            <text:p>3.796296</text:p>
          </table:table-cell>
          <table:table-cell office:value-type="float" office:value="0.9189746" calcext:value-type="float">
            <text:p>0.9189746</text:p>
          </table:table-cell>
          <table:table-cell office:value-type="float" office:value="0.000000002562" calcext:value-type="float" table:number-columns-spanned="1" table:number-rows-spanned="2">
            <text:p>2.562E-09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3_B </text:p>
          </table:table-cell>
          <table:table-cell office:value-type="float" office:value="1.888889" calcext:value-type="float">
            <text:p>1.888889</text:p>
          </table:table-cell>
          <table:table-cell office:value-type="float" office:value="0.7930516" calcext:value-type="float">
            <text:p>0.7930516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4_A </text:p>
          </table:table-cell>
          <table:table-cell office:value-type="float" office:value="4.555556" calcext:value-type="float">
            <text:p>4.555556</text:p>
          </table:table-cell>
          <table:table-cell office:value-type="float" office:value="0.5718776" calcext:value-type="float">
            <text:p>0.5718776</text:p>
          </table:table-cell>
          <table:table-cell office:value-type="float" office:value="0.0000000007048" calcext:value-type="float" table:number-columns-spanned="1" table:number-rows-spanned="2">
            <text:p>7.048E-10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4_B </text:p>
          </table:table-cell>
          <table:table-cell office:value-type="float" office:value="1.944444" calcext:value-type="float">
            <text:p>1.944444</text:p>
          </table:table-cell>
          <table:table-cell office:value-type="float" office:value="0.9793465" calcext:value-type="float">
            <text:p>0.9793465</text:p>
          </table:table-cell>
          <table:covered-table-cell table:style-name="Default"/>
        </table:table-row>
      </table:table>
      <table:table table:name="domvsdom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/>
          <table:table-cell office:value-type="string" calcext:value-type="string">
            <text:p>Hypothese </text:p>
          </table:table-cell>
          <table:table-cell office:value-type="string" calcext:value-type="string">
            <text:p><text:s/>mean </text:p>
          </table:table-cell>
          <table:table-cell office:value-type="string" calcext:value-type="string">
            <text:p><text:s/>standard deviation </text:p>
          </table:table-cell>
          <table:table-cell office:value-type="string" calcext:value-type="string">
            <text:p>Pvalue</text:p>
          </table:table-cell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1_09 </text:p>
          </table:table-cell>
          <table:table-cell office:value-type="float" office:value="3.961538" calcext:value-type="float">
            <text:p>3.961538</text:p>
          </table:table-cell>
          <table:table-cell office:value-type="float" office:value="1.119551" calcext:value-type="float">
            <text:p>1.119551</text:p>
          </table:table-cell>
          <table:table-cell table:style-name="ce7" office:value-type="float" office:value="0.07269" calcext:value-type="float">
            <text:p>0.07269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1_07 </text:p>
          </table:table-cell>
          <table:table-cell office:value-type="float" office:value="3.596154" calcext:value-type="float">
            <text:p>3.596154</text:p>
          </table:table-cell>
          <table:table-cell office:value-type="float" office:value="0.9952754" calcext:value-type="float">
            <text:p>0.9952754</text:p>
          </table:table-cell>
          <table:table-cell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2_09 </text:p>
          </table:table-cell>
          <table:table-cell office:value-type="float" office:value="2.192308" calcext:value-type="float">
            <text:p>2.192308</text:p>
          </table:table-cell>
          <table:table-cell office:value-type="float" office:value="1.103265" calcext:value-type="float">
            <text:p>1.103265</text:p>
          </table:table-cell>
          <table:table-cell table:style-name="ce7" office:value-type="float" office:value="0.1043" calcext:value-type="float">
            <text:p>0.1043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2_07 </text:p>
          </table:table-cell>
          <table:table-cell office:value-type="float" office:value="2.557692" calcext:value-type="float">
            <text:p>2.557692</text:p>
          </table:table-cell>
          <table:table-cell office:value-type="float" office:value="1.211278" calcext:value-type="float">
            <text:p>1.211278</text:p>
          </table:table-cell>
          <table:table-cell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3_09 </text:p>
          </table:table-cell>
          <table:table-cell office:value-type="float" office:value="4.076923" calcext:value-type="float">
            <text:p>4.076923</text:p>
          </table:table-cell>
          <table:table-cell office:value-type="float" office:value="0.8596888" calcext:value-type="float">
            <text:p>0.8596888</text:p>
          </table:table-cell>
          <table:table-cell table:style-name="ce7" office:value-type="float" office:value="0.801" calcext:value-type="float">
            <text:p>0.801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3_07 </text:p>
          </table:table-cell>
          <table:table-cell office:value-type="float" office:value="4.038462" calcext:value-type="float">
            <text:p>4.038462</text:p>
          </table:table-cell>
          <table:table-cell office:value-type="float" office:value="0.7911654" calcext:value-type="float">
            <text:p>0.7911654</text:p>
          </table:table-cell>
          <table:table-cell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4_09 </text:p>
          </table:table-cell>
          <table:table-cell office:value-type="float" office:value="4.230769" calcext:value-type="float">
            <text:p>4.230769</text:p>
          </table:table-cell>
          <table:table-cell office:value-type="float" office:value="0.8991365" calcext:value-type="float">
            <text:p>0.8991365</text:p>
          </table:table-cell>
          <table:table-cell table:style-name="ce7" office:value-type="float" office:value="0.04788" calcext:value-type="float">
            <text:p>0.04788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4_07 </text:p>
          </table:table-cell>
          <table:table-cell office:value-type="float" office:value="3.846154" calcext:value-type="float">
            <text:p>3.846154</text:p>
          </table:table-cell>
          <table:table-cell office:value-type="float" office:value="0.9778852" calcext:value-type="float">
            <text:p>0.977885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 style:data-style-name="N2" text:time-value="10:44:06.9363254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8:25:15.171438138</meta:creation-date>
    <dc:date>2017-06-27T17:12:02.691728761</dc:date>
    <meta:editing-duration>PT11H21M44S</meta:editing-duration>
    <meta:editing-cycles>27</meta:editing-cycles>
    <meta:generator>LibreOffice/5.1.6.2$Linux_X86_64 LibreOffice_project/10m0$Build-2</meta:generator>
    <meta:document-statistic meta:table-count="5" meta:cell-count="218" meta:object-count="0"/>
  </office:meta>
</office:document-meta>
</file>